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e1e1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d4d4d4" loext:opacity="100%" fo:background-color="#1e1e1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dcdcdc" loext:opacity="100%" fo:background-color="#1e1e1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727c81" loext:opacity="100%" fo:background-color="#1e1e1e"/>
    </style:style>
    <style:style style:name="T1" style:family="text">
      <style:text-properties fo:color="#569cd6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5e6d03" loext:opacity="100%"/>
    </style:style>
    <style:style style:name="T4" style:family="text">
      <style:text-properties fo:color="#dcdcdc" loext:opacity="100%"/>
    </style:style>
    <style:style style:name="T5" style:family="text">
      <style:text-properties fo:color="#e97366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5bb498" loext:opacity="100%"/>
    </style:style>
    <style:style style:name="T8" style:family="text">
      <style:text-properties fo:color="#727c81" loext:opacity="100%"/>
    </style:style>
    <style:style style:name="T9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hivemq.com/demos/websocket-client/" text:style-name="Internet_20_link" text:visited-style-name="Visited_20_Internet_20_Link">https://www.hivemq.com/demos/websocket-client/</text:a></text:p>
      <text:p text:style-name="Standard"/>
      <text:p text:style-name="Standard"><text:a xlink:type="simple" xlink:href="https://wokwi.com/projects/394695923034785793" text:style-name="Internet_20_link" text:visited-style-name="Visited_20_Internet_20_Link">https://wokwi.com/projects/394695923034785793</text:a></text:p>
      <text:p text:style-name="Standard"/>
      <text:p text:style-name="P1"><text:span text:style-name="T1">#include</text:span><text:span text:style-name="T2"> </text:span><text:span text:style-name="T1">&lt;</text:span><text:span text:style-name="T9">WebServer_ESP32_ENC.h</text:span><text:span text:style-name="T1">&gt;</text:span></text:p>
      <text:p text:style-name="P1"><text:span text:style-name="T1">#include</text:span><text:span text:style-name="T2"> </text:span><text:span text:style-name="T1">&lt;</text:span><text:span text:style-name="T9">WebServer_ESP32_ENC.hpp</text:span><text:span text:style-name="T1">&gt;</text:span></text:p>
      <text:p text:style-name="P1"><text:span text:style-name="T1">#include</text:span><text:span text:style-name="T2"> </text:span><text:span text:style-name="T1">&lt;</text:span><text:span text:style-name="T9">Key.h</text:span><text:span text:style-name="T1">&gt;</text:span></text:p>
      <text:p text:style-name="P1"><text:span text:style-name="T1">#include</text:span><text:span text:style-name="T2"> </text:span><text:span text:style-name="T1">&lt;</text:span><text:span text:style-name="T9">Keypad.h</text:span><text:span text:style-name="T1">&gt;</text:span></text:p>
      <text:p text:style-name="P1"><text:span text:style-name="T1">#include</text:span><text:span text:style-name="T2"> </text:span><text:span text:style-name="T1">&lt;</text:span><text:span text:style-name="T9">SPI.h</text:span><text:span text:style-name="T1">&gt;</text:span></text:p>
      <text:p text:style-name="P1"><text:span text:style-name="T1">#include</text:span><text:span text:style-name="T2"> </text:span><text:span text:style-name="T1">&lt;</text:span><text:span text:style-name="T9">Wire.h</text:span><text:span text:style-name="T1">&gt;</text:span></text:p>
      <text:p text:style-name="P1"><text:span text:style-name="T1">#include</text:span><text:span text:style-name="T2"> </text:span><text:span text:style-name="T1">&lt;</text:span><text:span text:style-name="T9">Adafruit_GFX.h</text:span><text:span text:style-name="T1">&gt;</text:span></text:p>
      <text:p text:style-name="P1"><text:span text:style-name="T1">#include</text:span><text:span text:style-name="T2"> </text:span><text:span text:style-name="T1">&lt;</text:span><text:span text:style-name="T9">Adafruit_SSD1306.h</text:span><text:span text:style-name="T1">&gt;</text:span></text:p>
      <text:p text:style-name="P1"><text:span text:style-name="T1">#include</text:span><text:span text:style-name="T2"> </text:span><text:span text:style-name="T1">&lt;</text:span><text:span text:style-name="T9">DHT.h</text:span><text:span text:style-name="T1">&gt;</text:span></text:p>
      <text:p text:style-name="P1"><text:span text:style-name="T1">#include</text:span><text:span text:style-name="T2"> </text:span><text:span text:style-name="T1">&lt;</text:span><text:span text:style-name="T9">DHT_U.h</text:span><text:span text:style-name="T1">&gt;</text:span></text:p>
      <text:p text:style-name="P1"><text:span text:style-name="T1">#include</text:span><text:span text:style-name="T2"> </text:span><text:span text:style-name="T1">&lt;</text:span><text:span text:style-name="T9">WiFi.h</text:span><text:span text:style-name="T1">&gt;</text:span></text:p>
      <text:p text:style-name="P1"><text:span text:style-name="T1">#include</text:span><text:span text:style-name="T2"> </text:span><text:span text:style-name="T1">&lt;</text:span><text:span text:style-name="T9">PubSubClient.h</text:span><text:span text:style-name="T1">&gt;</text:span></text:p>
      <text:p text:style-name="Standard"/>
      <text:p text:style-name="P1"><text:span text:style-name="T1">#define</text:span><text:span text:style-name="T2"> ROW_NUM     </text:span><text:span text:style-name="T6">4</text:span><text:span text:style-name="T2"> </text:span><text:span text:style-name="T8">// Cuatro filas</text:span></text:p>
      <text:p text:style-name="P1"><text:span text:style-name="T1">#define</text:span><text:span text:style-name="T2"> COLUMN_NUM  </text:span><text:span text:style-name="T6">4</text:span><text:span text:style-name="T2"> </text:span><text:span text:style-name="T8">// Cuatro columnas</text:span></text:p>
      <text:p text:style-name="P1"><text:span text:style-name="T1">#define</text:span><text:span text:style-name="T2"> DHTPIN </text:span><text:span text:style-name="T6">22</text:span><text:span text:style-name="T2">    </text:span><text:span text:style-name="T8">// D27 del ESP27 Dev Module</text:span></text:p>
      <text:p text:style-name="P1"><text:span text:style-name="T1">#define</text:span><text:span text:style-name="T2"> DHTTYPE DHT11</text:span></text:p>
      <text:p text:style-name="P1"><text:span text:style-name="T2">DHT dht</text:span><text:span text:style-name="T4">(</text:span><text:span text:style-name="T2">DHTPIN</text:span><text:span text:style-name="T4">,</text:span><text:span text:style-name="T2"> DHTTYPE</text:span><text:span text:style-name="T4">);</text:span></text:p>
      <text:p text:style-name="Standard"/>
      <text:p text:style-name="P4">// PANTALLA OLED</text:p>
      <text:p text:style-name="P1"><text:span text:style-name="T1">#define</text:span><text:span text:style-name="T2"> OLED_RESET </text:span><text:span text:style-name="T6">16</text:span></text:p>
      <text:p text:style-name="P1"><text:span text:style-name="T2">Adafruit_SSD1306 display</text:span><text:span text:style-name="T4">(</text:span><text:span text:style-name="T2">OLED_RESET</text:span><text:span text:style-name="T4">);</text:span></text:p>
      <text:p text:style-name="Standard"/>
      <text:p text:style-name="P1"><text:span text:style-name="T1">char</text:span><text:span text:style-name="T2"> keys</text:span><text:span text:style-name="T4">[</text:span><text:span text:style-name="T2">ROW_NUM</text:span><text:span text:style-name="T4">][</text:span><text:span text:style-name="T2">COLUMN_NUM</text:span><text:span text:style-name="T4">]</text:span><text:span text:style-name="T2"> </text:span><text:span text:style-name="T4">=</text:span><text:span text:style-name="T2"> </text:span><text:span text:style-name="T4">{</text:span></text:p>
      <text:p text:style-name="P1"><text:span text:style-name="T2"> </text:span><text:span text:style-name="T4">{</text:span><text:span text:style-name="T9">'1'</text:span><text:span text:style-name="T4">,</text:span><text:span text:style-name="T2"> </text:span><text:span text:style-name="T9">'2'</text:span><text:span text:style-name="T4">,</text:span><text:span text:style-name="T2"> </text:span><text:span text:style-name="T9">'3'</text:span><text:span text:style-name="T4">,</text:span><text:span text:style-name="T2"> </text:span><text:span text:style-name="T9">'A'</text:span><text:span text:style-name="T4">},</text:span></text:p>
      <text:p text:style-name="P1"><text:span text:style-name="T2"> </text:span><text:span text:style-name="T4">{</text:span><text:span text:style-name="T9">'4'</text:span><text:span text:style-name="T4">,</text:span><text:span text:style-name="T2"> </text:span><text:span text:style-name="T9">'5'</text:span><text:span text:style-name="T4">,</text:span><text:span text:style-name="T2"> </text:span><text:span text:style-name="T9">'6'</text:span><text:span text:style-name="T4">,</text:span><text:span text:style-name="T2"> </text:span><text:span text:style-name="T9">'B'</text:span><text:span text:style-name="T4">},</text:span></text:p>
      <text:p text:style-name="P1"><text:span text:style-name="T2"> </text:span><text:span text:style-name="T4">{</text:span><text:span text:style-name="T9">'7'</text:span><text:span text:style-name="T4">,</text:span><text:span text:style-name="T2"> </text:span><text:span text:style-name="T9">'8'</text:span><text:span text:style-name="T4">,</text:span><text:span text:style-name="T2"> </text:span><text:span text:style-name="T9">'9'</text:span><text:span text:style-name="T4">,</text:span><text:span text:style-name="T2"> </text:span><text:span text:style-name="T9">'C'</text:span><text:span text:style-name="T4">},</text:span></text:p>
      <text:p text:style-name="P1"><text:span text:style-name="T2"> </text:span><text:span text:style-name="T4">{</text:span><text:span text:style-name="T9">'*'</text:span><text:span text:style-name="T4">,</text:span><text:span text:style-name="T2"> </text:span><text:span text:style-name="T9">'0'</text:span><text:span text:style-name="T4">,</text:span><text:span text:style-name="T2"> </text:span><text:span text:style-name="T9">'#'</text:span><text:span text:style-name="T4">,</text:span><text:span text:style-name="T2"> </text:span><text:span text:style-name="T9">'D'</text:span><text:span text:style-name="T4">}</text:span></text:p>
      <text:p text:style-name="P3">};</text:p>
      <text:p text:style-name="Standard"/>
      <text:p text:style-name="P1"><text:span text:style-name="T1">const</text:span><text:span text:style-name="T2"> </text:span><text:span text:style-name="T1">char</text:span><text:span text:style-name="T4">*</text:span><text:span text:style-name="T2"> WIFI_SSID </text:span><text:span text:style-name="T4">=</text:span><text:span text:style-name="T2"> </text:span><text:span text:style-name="T9">"Wokwi-GUEST"</text:span><text:span text:style-name="T4">;</text:span></text:p>
      <text:p text:style-name="P1"><text:span text:style-name="T1">const</text:span><text:span text:style-name="T2"> </text:span><text:span text:style-name="T1">char</text:span><text:span text:style-name="T4">*</text:span><text:span text:style-name="T2"> WIFI_PASSWORD </text:span><text:span text:style-name="T4">=</text:span><text:span text:style-name="T2"> </text:span><text:span text:style-name="T9">""</text:span><text:span text:style-name="T4">;</text:span></text:p>
      <text:p text:style-name="P1"><text:span text:style-name="T1">const</text:span><text:span text:style-name="T2"> </text:span><text:span text:style-name="T1">char</text:span><text:span text:style-name="T4">*</text:span><text:span text:style-name="T2"> MQTT_CLIENT_ID </text:span><text:span text:style-name="T4">=</text:span><text:span text:style-name="T2"> </text:span><text:span text:style-name="T9">"access-control-demo"</text:span><text:span text:style-name="T4">;</text:span></text:p>
      <text:p text:style-name="P1"><text:span text:style-name="T1">const</text:span><text:span text:style-name="T2"> </text:span><text:span text:style-name="T1">char</text:span><text:span text:style-name="T4">*</text:span><text:span text:style-name="T2"> MQTT_BROKER </text:span><text:span text:style-name="T4">=</text:span><text:span text:style-name="T2"> </text:span><text:span text:style-name="T9">"broker.mqttdashboard.com"</text:span><text:span text:style-name="T4">;</text:span></text:p>
      <text:p text:style-name="P1"><text:span text:style-name="T1">const</text:span><text:span text:style-name="T2"> </text:span><text:span text:style-name="T1">char</text:span><text:span text:style-name="T4">*</text:span><text:span text:style-name="T2"> MQTT_USER </text:span><text:span text:style-name="T4">=</text:span><text:span text:style-name="T2"> </text:span><text:span text:style-name="T9">""</text:span><text:span text:style-name="T4">;</text:span></text:p>
      <text:p text:style-name="P1"><text:span text:style-name="T1">const</text:span><text:span text:style-name="T2"> </text:span><text:span text:style-name="T1">char</text:span><text:span text:style-name="T4">*</text:span><text:span text:style-name="T2"> MQTT_PASSWORD </text:span><text:span text:style-name="T4">=</text:span><text:span text:style-name="T2"> </text:span><text:span text:style-name="T9">""</text:span><text:span text:style-name="T4">;</text:span></text:p>
      <text:p text:style-name="P1"><text:span text:style-name="T1">const</text:span><text:span text:style-name="T2"> </text:span><text:span text:style-name="T1">char</text:span><text:span text:style-name="T4">*</text:span><text:span text:style-name="T2"> MQTT_TOPIC </text:span><text:span text:style-name="T4">=</text:span><text:span text:style-name="T2"> </text:span><text:span text:style-name="T9">"access-controlinfohub"</text:span><text:span text:style-name="T4">;</text:span></text:p>
      <text:p text:style-name="P4">// const char* WIFI_SSID = "AP_asix";</text:p>
      <text:p text:style-name="P4">// const char* WIFI_PASSWORD = "AP_asix2023";</text:p>
      <text:p text:style-name="P4">// const char* mqttServer = "10.0.110.x";</text:p>
      <text:p text:style-name="P4">// const int mqttPort = "1883";</text:p>
      <text:p text:style-name="P4">// const char* mqttUser = "sensor";</text:p>
      <text:p text:style-name="P4">// const char* mqttPassword = "Woah!";</text:p>
      <text:p text:style-name="P4">//</text:p>
      <text:p text:style-name="Standard"/>
      <text:p text:style-name="P1"><text:span text:style-name="T2">WiFiClient espClient</text:span><text:span text:style-name="T4">;</text:span></text:p>
      <text:p text:style-name="P1"><text:span text:style-name="T2">PubSubClient client</text:span><text:span text:style-name="T4">(</text:span><text:span text:style-name="T2">espClient</text:span><text:span text:style-name="T4">);</text:span></text:p>
      <text:p text:style-name="Standard"/>
      <text:p text:style-name="P1"><text:soft-page-break/><text:span text:style-name="T1">byte</text:span><text:span text:style-name="T2"> pin_rows</text:span><text:span text:style-name="T4">[</text:span><text:span text:style-name="T2">ROW_NUM</text:span><text:span text:style-name="T4">]</text:span><text:span text:style-name="T2">      </text:span><text:span text:style-name="T4">=</text:span><text:span text:style-name="T2"> </text:span><text:span text:style-name="T4">{</text:span><text:span text:style-name="T6">19</text:span><text:span text:style-name="T4">,</text:span><text:span text:style-name="T2"> </text:span><text:span text:style-name="T6">18</text:span><text:span text:style-name="T4">,</text:span><text:span text:style-name="T2"> </text:span><text:span text:style-name="T6">5</text:span><text:span text:style-name="T4">,</text:span><text:span text:style-name="T2"> </text:span><text:span text:style-name="T6">17</text:span><text:span text:style-name="T4">};</text:span><text:span text:style-name="T2"> </text:span><text:span text:style-name="T8">// GPIO19, GPIO18, GPIO5, GPIO17 conectados a los pines de las filas</text:span></text:p>
      <text:p text:style-name="P1"><text:span text:style-name="T1">byte</text:span><text:span text:style-name="T2"> pin_column</text:span><text:span text:style-name="T4">[</text:span><text:span text:style-name="T2">COLUMN_NUM</text:span><text:span text:style-name="T4">]</text:span><text:span text:style-name="T2"> </text:span><text:span text:style-name="T4">=</text:span><text:span text:style-name="T2"> </text:span><text:span text:style-name="T4">{</text:span><text:span text:style-name="T6">16</text:span><text:span text:style-name="T4">,</text:span><text:span text:style-name="T2"> </text:span><text:span text:style-name="T6">4</text:span><text:span text:style-name="T4">,</text:span><text:span text:style-name="T2"> </text:span><text:span text:style-name="T6">0</text:span><text:span text:style-name="T4">,</text:span><text:span text:style-name="T2"> </text:span><text:span text:style-name="T6">2</text:span><text:span text:style-name="T4">};</text:span><text:span text:style-name="T2">   </text:span><text:span text:style-name="T8">// GPIO16, GPIO4, GPIO0, GPIO2 conectados a los pines de las columnas</text:span></text:p>
      <text:p text:style-name="Standard"/>
      <text:p text:style-name="P1"><text:span text:style-name="T2">Keypad keypad </text:span><text:span text:style-name="T4">=</text:span><text:span text:style-name="T2"> Keypad</text:span><text:span text:style-name="T4">(</text:span><text:span text:style-name="T2"> makeKeymap</text:span><text:span text:style-name="T4">(</text:span><text:span text:style-name="T2">keys</text:span><text:span text:style-name="T4">),</text:span><text:span text:style-name="T2"> pin_rows</text:span><text:span text:style-name="T4">,</text:span><text:span text:style-name="T2"> pin_column</text:span><text:span text:style-name="T4">,</text:span><text:span text:style-name="T2"> ROW_NUM</text:span><text:span text:style-name="T4">,</text:span><text:span text:style-name="T2"> COLUMN_NUM </text:span><text:span text:style-name="T4">);</text:span></text:p>
      <text:p text:style-name="Standard"/>
      <text:p text:style-name="P1"><text:span text:style-name="T1">void</text:span><text:span text:style-name="T2"> </text:span><text:span text:style-name="T3">setup</text:span><text:span text:style-name="T4">()</text:span><text:span text:style-name="T2"> </text:span><text:span text:style-name="T4">{</text:span></text:p>
      <text:p text:style-name="P1"><text:span text:style-name="T2">  </text:span>Serial<text:span text:style-name="T4">.</text:span><text:span text:style-name="T5">begin</text:span><text:span text:style-name="T4">(</text:span><text:span text:style-name="T6">9600</text:span><text:span text:style-name="T4">);</text:span></text:p>
      <text:p text:style-name="P1"><text:span text:style-name="T2">  connectToWiFi</text:span><text:span text:style-name="T4">();</text:span></text:p>
      <text:p text:style-name="P1"><text:span text:style-name="T2">  client</text:span><text:span text:style-name="T4">.</text:span><text:span text:style-name="T2">setServer</text:span><text:span text:style-name="T4">(</text:span><text:span text:style-name="T2">MQTT_BROKER</text:span><text:span text:style-name="T4">,</text:span><text:span text:style-name="T2"> </text:span><text:span text:style-name="T6">1883</text:span><text:span text:style-name="T4">);</text:span></text:p>
      <text:p text:style-name="P1"><text:span text:style-name="T2">  connectToMQTT</text:span><text:span text:style-name="T4">();</text:span></text:p>
      <text:p text:style-name="P1"><text:span text:style-name="T2">  display</text:span><text:span text:style-name="T4">.</text:span><text:span text:style-name="T5">begin</text:span><text:span text:style-name="T4">(</text:span><text:span text:style-name="T2">SSD1306_SWITCHCAPVCC</text:span><text:span text:style-name="T4">,</text:span><text:span text:style-name="T2"> </text:span><text:span text:style-name="T7">0x3C</text:span><text:span text:style-name="T4">);</text:span><text:span text:style-name="T2"> </text:span><text:span text:style-name="T8">// Dirección 0x3C para 128x32</text:span></text:p>
      <text:p text:style-name="P1"><text:span text:style-name="T2">  display</text:span><text:span text:style-name="T4">.</text:span><text:span text:style-name="T2">display</text:span><text:span text:style-name="T4">();</text:span></text:p>
      <text:p text:style-name="P1"><text:span text:style-name="T2">  display</text:span><text:span text:style-name="T4">.</text:span><text:span text:style-name="T2">clearDisplay</text:span><text:span text:style-name="T4">();</text:span></text:p>
      <text:p text:style-name="P1"><text:span text:style-name="T2">  display</text:span><text:span text:style-name="T4">.</text:span><text:span text:style-name="T2">display</text:span><text:span text:style-name="T4">();</text:span></text:p>
      <text:p text:style-name="P1"><text:span text:style-name="T2">  display</text:span><text:span text:style-name="T4">.</text:span><text:span text:style-name="T2">setTextSize</text:span><text:span text:style-name="T4">(</text:span><text:span text:style-name="T6">1</text:span><text:span text:style-name="T4">);</text:span></text:p>
      <text:p text:style-name="P1"><text:span text:style-name="T2">  display</text:span><text:span text:style-name="T4">.</text:span><text:span text:style-name="T2">setTextColor</text:span><text:span text:style-name="T4">(</text:span><text:span text:style-name="T2">WHITE</text:span><text:span text:style-name="T4">);</text:span></text:p>
      <text:p text:style-name="P2">  </text:p>
      <text:p text:style-name="P3">}</text:p>
      <text:p text:style-name="P1"><text:span text:style-name="T1">int</text:span><text:span text:style-name="T2"> storedPassword </text:span><text:span text:style-name="T4">=</text:span><text:span text:style-name="T2"> </text:span><text:span text:style-name="T6">19921124</text:span><text:span text:style-name="T4">;</text:span><text:span text:style-name="T2"> </text:span><text:span text:style-name="T8">// Contraseña previamente almacenada para comparación</text:span></text:p>
      <text:p text:style-name="P1"><text:span text:style-name="T1">int</text:span><text:span text:style-name="T2"> userInput </text:span><text:span text:style-name="T4">=</text:span><text:span text:style-name="T2"> </text:span><text:span text:style-name="T6">0</text:span><text:span text:style-name="T4">;</text:span><text:span text:style-name="T2"> </text:span><text:span text:style-name="T8">// Variable para almacenar el número introducido por el usuario</text:span></text:p>
      <text:p text:style-name="P1"><text:span text:style-name="T1">int</text:span><text:span text:style-name="T2"> characterCount </text:span><text:span text:style-name="T4">=</text:span><text:span text:style-name="T2"> </text:span><text:span text:style-name="T6">0</text:span><text:span text:style-name="T4">;</text:span></text:p>
      <text:p text:style-name="P1"><text:span text:style-name="T1">int</text:span><text:span text:style-name="T2"> contador_fallos </text:span><text:span text:style-name="T4">=</text:span><text:span text:style-name="T2"> </text:span><text:span text:style-name="T6">0</text:span><text:span text:style-name="T4">;</text:span></text:p>
      <text:p text:style-name="P1"><text:span text:style-name="T1">void</text:span><text:span text:style-name="T2"> connectToWiFi</text:span><text:span text:style-name="T4">()</text:span><text:span text:style-name="T2"> </text:span><text:span text:style-name="T4">{</text:span></text:p>
      <text:p text:style-name="P1"><text:span text:style-name="T2"> display</text:span><text:span text:style-name="T4">.</text:span><text:span text:style-name="T2">setCursor</text:span><text:span text:style-name="T4">(</text:span><text:span text:style-name="T6">0</text:span><text:span text:style-name="T4">,</text:span><text:span text:style-name="T2"> </text:span><text:span text:style-name="T6">0</text:span><text:span text:style-name="T4">);</text:span></text:p>
      <text:p text:style-name="P1"><text:span text:style-name="T2"> </text:span>Serial<text:span text:style-name="T4">.</text:span><text:span text:style-name="T5">print</text:span><text:span text:style-name="T4">(</text:span><text:span text:style-name="T9">"Conectando a WiFi"</text:span><text:span text:style-name="T4">);</text:span></text:p>
      <text:p text:style-name="P1"><text:span text:style-name="T2"> display</text:span><text:span text:style-name="T4">.</text:span><text:span text:style-name="T5">println</text:span><text:span text:style-name="T4">(</text:span><text:span text:style-name="T9">"Conectando a WiFi"</text:span><text:span text:style-name="T4">);</text:span></text:p>
      <text:p text:style-name="P1"><text:span text:style-name="T2"> display</text:span><text:span text:style-name="T4">.</text:span><text:span text:style-name="T2">display</text:span><text:span text:style-name="T4">();</text:span></text:p>
      <text:p text:style-name="P1"><text:span text:style-name="T2"> WiFi</text:span><text:span text:style-name="T4">.</text:span><text:span text:style-name="T5">begin</text:span><text:span text:style-name="T4">(</text:span><text:span text:style-name="T2">WIFI_SSID</text:span><text:span text:style-name="T4">,</text:span><text:span text:style-name="T2"> WIFI_PASSWORD</text:span><text:span text:style-name="T4">);</text:span></text:p>
      <text:p text:style-name="P1"><text:span text:style-name="T2"> </text:span><text:span text:style-name="T1">while</text:span><text:span text:style-name="T2"> </text:span><text:span text:style-name="T4">(</text:span><text:span text:style-name="T2">WiFi</text:span><text:span text:style-name="T4">.</text:span><text:span text:style-name="T2">status</text:span><text:span text:style-name="T4">()</text:span><text:span text:style-name="T2"> </text:span><text:span text:style-name="T4">!=</text:span><text:span text:style-name="T2"> WL_CONNECTED</text:span><text:span text:style-name="T4">)</text:span><text:span text:style-name="T2"> </text:span><text:span text:style-name="T4">{</text:span></text:p>
      <text:p text:style-name="P1"><text:span text:style-name="T2">   display</text:span><text:span text:style-name="T4">.</text:span><text:span text:style-name="T2">setCursor</text:span><text:span text:style-name="T4">(</text:span><text:span text:style-name="T6">0</text:span><text:span text:style-name="T4">,</text:span><text:span text:style-name="T2"> </text:span><text:span text:style-name="T6">0</text:span><text:span text:style-name="T4">);</text:span></text:p>
      <text:p text:style-name="P1"><text:span text:style-name="T2">   </text:span>Serial<text:span text:style-name="T4">.</text:span><text:span text:style-name="T5">print</text:span><text:span text:style-name="T4">(</text:span><text:span text:style-name="T9">"."</text:span><text:span text:style-name="T4">);</text:span></text:p>
      <text:p text:style-name="P1"><text:span text:style-name="T2">   </text:span><text:span text:style-name="T5">delay</text:span><text:span text:style-name="T4">(</text:span><text:span text:style-name="T6">100</text:span><text:span text:style-name="T4">);</text:span></text:p>
      <text:p text:style-name="P1"><text:span text:style-name="T2"> </text:span><text:span text:style-name="T4">}</text:span></text:p>
      <text:p text:style-name="P1"><text:span text:style-name="T2"> display</text:span><text:span text:style-name="T4">.</text:span><text:span text:style-name="T2">setCursor</text:span><text:span text:style-name="T4">(</text:span><text:span text:style-name="T6">0</text:span><text:span text:style-name="T4">,</text:span><text:span text:style-name="T2"> </text:span><text:span text:style-name="T6">0</text:span><text:span text:style-name="T4">);</text:span></text:p>
      <text:p text:style-name="P1"><text:span text:style-name="T2"> </text:span>Serial<text:span text:style-name="T4">.</text:span><text:span text:style-name="T5">println</text:span><text:span text:style-name="T4">(</text:span><text:span text:style-name="T9">" ¡Conectado!"</text:span><text:span text:style-name="T4">);</text:span></text:p>
      <text:p text:style-name="P1"><text:span text:style-name="T2"> display</text:span><text:span text:style-name="T4">.</text:span><text:span text:style-name="T5">println</text:span><text:span text:style-name="T4">(</text:span><text:span text:style-name="T9">"¡Conectado!"</text:span><text:span text:style-name="T4">);</text:span></text:p>
      <text:p text:style-name="P1"><text:span text:style-name="T2"> display</text:span><text:span text:style-name="T4">.</text:span><text:span text:style-name="T2">display</text:span><text:span text:style-name="T4">();</text:span></text:p>
      <text:p text:style-name="P3">}</text:p>
      <text:p text:style-name="Standard"/>
      <text:p text:style-name="P1"><text:span text:style-name="T1">void</text:span><text:span text:style-name="T2"> connectToMQTT</text:span><text:span text:style-name="T4">()</text:span><text:span text:style-name="T2"> </text:span><text:span text:style-name="T4">{</text:span></text:p>
      <text:p text:style-name="P1"><text:span text:style-name="T2"> display</text:span><text:span text:style-name="T4">.</text:span><text:span text:style-name="T2">setCursor</text:span><text:span text:style-name="T4">(</text:span><text:span text:style-name="T6">0</text:span><text:span text:style-name="T4">,</text:span><text:span text:style-name="T2"> </text:span><text:span text:style-name="T6">0</text:span><text:span text:style-name="T4">);</text:span></text:p>
      <text:p text:style-name="P1"><text:span text:style-name="T2"> </text:span>Serial<text:span text:style-name="T4">.</text:span><text:span text:style-name="T5">print</text:span><text:span text:style-name="T4">(</text:span><text:span text:style-name="T9">"Conectando al servidor MQTT... "</text:span><text:span text:style-name="T4">);</text:span></text:p>
      <text:p text:style-name="P1"><text:span text:style-name="T2"> display</text:span><text:span text:style-name="T4">.</text:span><text:span text:style-name="T5">println</text:span><text:span text:style-name="T4">(</text:span><text:span text:style-name="T9">"Conectando al servidor MQTT..."</text:span><text:span text:style-name="T4">);</text:span></text:p>
      <text:p text:style-name="P1"><text:span text:style-name="T2"> display</text:span><text:span text:style-name="T4">.</text:span><text:span text:style-name="T2">display</text:span><text:span text:style-name="T4">();</text:span></text:p>
      <text:p text:style-name="P1"><text:span text:style-name="T2"> </text:span><text:span text:style-name="T1">while</text:span><text:span text:style-name="T2"> </text:span><text:span text:style-name="T4">(!</text:span><text:span text:style-name="T2">client</text:span><text:span text:style-name="T4">.</text:span><text:span text:style-name="T2">connected</text:span><text:span text:style-name="T4">())</text:span><text:span text:style-name="T2"> </text:span><text:span text:style-name="T4">{</text:span></text:p>
      <text:p text:style-name="P1"><text:span text:style-name="T2">   </text:span><text:span text:style-name="T1">if</text:span><text:span text:style-name="T2"> </text:span><text:span text:style-name="T4">(</text:span><text:span text:style-name="T2">client</text:span><text:span text:style-name="T4">.</text:span><text:span text:style-name="T2">connect</text:span><text:span text:style-name="T4">(</text:span><text:span text:style-name="T2">MQTT_CLIENT_ID</text:span><text:span text:style-name="T4">,</text:span><text:span text:style-name="T2"> MQTT_USER</text:span><text:span text:style-name="T4">,</text:span><text:span text:style-name="T2"> MQTT_PASSWORD</text:span><text:span text:style-name="T4">))</text:span><text:span text:style-name="T2"> </text:span><text:span text:style-name="T4">{</text:span></text:p>
      <text:p text:style-name="P1"><text:span text:style-name="T2">     display</text:span><text:span text:style-name="T4">.</text:span><text:span text:style-name="T2">setCursor</text:span><text:span text:style-name="T4">(</text:span><text:span text:style-name="T6">0</text:span><text:span text:style-name="T4">,</text:span><text:span text:style-name="T2"> </text:span><text:span text:style-name="T6">0</text:span><text:span text:style-name="T4">);</text:span></text:p>
      <text:p text:style-name="P1"><text:span text:style-name="T2">     display</text:span><text:span text:style-name="T4">.</text:span><text:span text:style-name="T5">println</text:span><text:span text:style-name="T4">(</text:span><text:span text:style-name="T9">"Conectado al servidor MQTT!"</text:span><text:span text:style-name="T4">);</text:span></text:p>
      <text:p text:style-name="P1"><text:span text:style-name="T2">     display</text:span><text:span text:style-name="T4">.</text:span><text:span text:style-name="T2">display</text:span><text:span text:style-name="T4">();</text:span></text:p>
      <text:p text:style-name="P1"><text:soft-page-break/><text:span text:style-name="T2">     client</text:span><text:span text:style-name="T4">.</text:span><text:span text:style-name="T2">subscribe</text:span><text:span text:style-name="T4">(</text:span><text:span text:style-name="T2">MQTT_TOPIC</text:span><text:span text:style-name="T4">);</text:span></text:p>
      <text:p text:style-name="P1"><text:span text:style-name="T2">   </text:span><text:span text:style-name="T4">}</text:span><text:span text:style-name="T2"> </text:span><text:span text:style-name="T1">else</text:span><text:span text:style-name="T2"> </text:span><text:span text:style-name="T4">{</text:span></text:p>
      <text:p text:style-name="P1"><text:span text:style-name="T2">     display</text:span><text:span text:style-name="T4">.</text:span><text:span text:style-name="T2">setCursor</text:span><text:span text:style-name="T4">(</text:span><text:span text:style-name="T6">0</text:span><text:span text:style-name="T4">,</text:span><text:span text:style-name="T2"> </text:span><text:span text:style-name="T6">0</text:span><text:span text:style-name="T4">);</text:span></text:p>
      <text:p text:style-name="P1"><text:span text:style-name="T2">     display</text:span><text:span text:style-name="T4">.</text:span><text:span text:style-name="T5">println</text:span><text:span text:style-name="T4">(</text:span><text:span text:style-name="T9">"No se pudo conectar al servidor MQTT, reintentando..."</text:span><text:span text:style-name="T4">);</text:span></text:p>
      <text:p text:style-name="P1"><text:span text:style-name="T2">     display</text:span><text:span text:style-name="T4">.</text:span><text:span text:style-name="T2">display</text:span><text:span text:style-name="T4">();</text:span></text:p>
      <text:p text:style-name="P1"><text:span text:style-name="T2">     </text:span><text:span text:style-name="T5">delay</text:span><text:span text:style-name="T4">(</text:span><text:span text:style-name="T6">5000</text:span><text:span text:style-name="T4">);</text:span></text:p>
      <text:p text:style-name="P1"><text:span text:style-name="T2">   </text:span><text:span text:style-name="T4">}</text:span></text:p>
      <text:p text:style-name="P1"><text:span text:style-name="T2"> </text:span><text:span text:style-name="T4">}</text:span></text:p>
      <text:p text:style-name="P3">}</text:p>
      <text:p text:style-name="Standard"/>
      <text:p text:style-name="P1"><text:span text:style-name="T1">void</text:span><text:span text:style-name="T2"> </text:span><text:span text:style-name="T3">loop</text:span><text:span text:style-name="T4">()</text:span><text:span text:style-name="T2"> </text:span><text:span text:style-name="T4">{</text:span></text:p>
      <text:p text:style-name="P1"><text:span text:style-name="T2"> </text:span><text:span text:style-name="T1">char</text:span><text:span text:style-name="T2"> key </text:span><text:span text:style-name="T4">=</text:span><text:span text:style-name="T2"> keypad</text:span><text:span text:style-name="T4">.</text:span><text:span text:style-name="T2">getKey</text:span><text:span text:style-name="T4">();</text:span></text:p>
      <text:p text:style-name="P1"><text:span text:style-name="T2"> display</text:span><text:span text:style-name="T4">.</text:span><text:span text:style-name="T2">setCursor</text:span><text:span text:style-name="T4">(</text:span><text:span text:style-name="T6">0</text:span><text:span text:style-name="T4">,</text:span><text:span text:style-name="T2"> </text:span><text:span text:style-name="T6">0</text:span><text:span text:style-name="T4">);</text:span></text:p>
      <text:p text:style-name="P1"><text:span text:style-name="T2"> display</text:span><text:span text:style-name="T4">.</text:span><text:span text:style-name="T5">println</text:span><text:span text:style-name="T4">(</text:span><text:span text:style-name="T9">"Escribe la contrasenya:\n"</text:span><text:span text:style-name="T4">);</text:span></text:p>
      <text:p text:style-name="P1"><text:span text:style-name="T2"> display</text:span><text:span text:style-name="T4">.</text:span><text:span text:style-name="T2">display</text:span><text:span text:style-name="T4">();</text:span></text:p>
      <text:p text:style-name="P1"><text:span text:style-name="T2"> </text:span><text:span text:style-name="T1">if</text:span><text:span text:style-name="T2"> </text:span><text:span text:style-name="T4">(</text:span><text:span text:style-name="T2">key</text:span><text:span text:style-name="T4">)</text:span><text:span text:style-name="T2"> </text:span><text:span text:style-name="T4">{</text:span></text:p>
      <text:p text:style-name="P1"><text:span text:style-name="T2">   </text:span><text:span text:style-name="T1">if</text:span><text:span text:style-name="T2"> </text:span><text:span text:style-name="T4">(</text:span><text:span text:style-name="T2">key </text:span><text:span text:style-name="T4">&gt;=</text:span><text:span text:style-name="T2"> </text:span><text:span text:style-name="T9">'0'</text:span><text:span text:style-name="T2"> </text:span><text:span text:style-name="T4">&amp;&amp;</text:span><text:span text:style-name="T2"> key </text:span><text:span text:style-name="T4">&lt;=</text:span><text:span text:style-name="T2"> </text:span><text:span text:style-name="T9">'9'</text:span><text:span text:style-name="T4">)</text:span><text:span text:style-name="T2"> </text:span><text:span text:style-name="T4">{</text:span></text:p>
      <text:p text:style-name="P1"><text:span text:style-name="T2">     display</text:span><text:span text:style-name="T4">.</text:span><text:span text:style-name="T5">print</text:span><text:span text:style-name="T4">(</text:span><text:span text:style-name="T2">key</text:span><text:span text:style-name="T4">);</text:span></text:p>
      <text:p text:style-name="P1"><text:span text:style-name="T2">     display</text:span><text:span text:style-name="T4">.</text:span><text:span text:style-name="T2">display</text:span><text:span text:style-name="T4">();</text:span></text:p>
      <text:p text:style-name="P1"><text:span text:style-name="T2">     client</text:span><text:span text:style-name="T4">.</text:span><text:span text:style-name="T2">publish</text:span><text:span text:style-name="T4">(</text:span><text:span text:style-name="T2">MQTT_TOPIC</text:span><text:span text:style-name="T4">,</text:span><text:span text:style-name="T2"> </text:span><text:span text:style-name="T9">"*"</text:span><text:span text:style-name="T4">);</text:span></text:p>
      <text:p text:style-name="P1"><text:span text:style-name="T2">     </text:span>Serial<text:span text:style-name="T4">.</text:span><text:span text:style-name="T5">print</text:span><text:span text:style-name="T4">(</text:span><text:span text:style-name="T9">"*"</text:span><text:span text:style-name="T4">);</text:span></text:p>
      <text:p text:style-name="P1"><text:span text:style-name="T2">     display</text:span><text:span text:style-name="T4">.</text:span><text:span text:style-name="T5">print</text:span><text:span text:style-name="T4">(</text:span><text:span text:style-name="T9">"*"</text:span><text:span text:style-name="T4">);</text:span></text:p>
      <text:p text:style-name="P1"><text:span text:style-name="T2">     display</text:span><text:span text:style-name="T4">.</text:span><text:span text:style-name="T2">display</text:span><text:span text:style-name="T4">();</text:span></text:p>
      <text:p text:style-name="P1"><text:span text:style-name="T2">     userInput </text:span><text:span text:style-name="T4">=</text:span><text:span text:style-name="T2"> userInput </text:span><text:span text:style-name="T4">*</text:span><text:span text:style-name="T2"> </text:span><text:span text:style-name="T6">10</text:span><text:span text:style-name="T2"> </text:span><text:span text:style-name="T4">+</text:span><text:span text:style-name="T2"> </text:span><text:span text:style-name="T4">(</text:span><text:span text:style-name="T2">key </text:span><text:span text:style-name="T4">-</text:span><text:span text:style-name="T2"> </text:span><text:span text:style-name="T9">'0'</text:span><text:span text:style-name="T4">);</text:span></text:p>
      <text:p text:style-name="P1"><text:span text:style-name="T2">     characterCount</text:span><text:span text:style-name="T4">++;</text:span></text:p>
      <text:p text:style-name="P1"><text:span text:style-name="T2">   </text:span><text:span text:style-name="T4">}</text:span><text:span text:style-name="T2"> </text:span><text:span text:style-name="T1">else</text:span><text:span text:style-name="T2"> </text:span><text:span text:style-name="T4">{</text:span></text:p>
      <text:p text:style-name="P1"><text:span text:style-name="T2">     display</text:span><text:span text:style-name="T4">.</text:span><text:span text:style-name="T5">println</text:span><text:span text:style-name="T4">(</text:span><text:span text:style-name="T9">"\nCaracteres inválidos"</text:span><text:span text:style-name="T4">);</text:span></text:p>
      <text:p text:style-name="P1"><text:span text:style-name="T2">     display</text:span><text:span text:style-name="T4">.</text:span><text:span text:style-name="T2">display</text:span><text:span text:style-name="T4">();</text:span></text:p>
      <text:p text:style-name="P1"><text:span text:style-name="T2">     </text:span><text:span text:style-name="T5">delay</text:span><text:span text:style-name="T4">(</text:span><text:span text:style-name="T6">1500</text:span><text:span text:style-name="T4">);</text:span></text:p>
      <text:p text:style-name="P1"><text:span text:style-name="T2">     display</text:span><text:span text:style-name="T4">.</text:span><text:span text:style-name="T2">clearDisplay</text:span><text:span text:style-name="T4">();</text:span></text:p>
      <text:p text:style-name="P1"><text:span text:style-name="T2">     </text:span>Serial<text:span text:style-name="T4">.</text:span><text:span text:style-name="T5">println</text:span><text:span text:style-name="T4">(</text:span><text:span text:style-name="T9">"\nCaracteres inválidos"</text:span><text:span text:style-name="T4">);</text:span></text:p>
      <text:p text:style-name="P1"><text:span text:style-name="T2">     display</text:span><text:span text:style-name="T4">.</text:span><text:span text:style-name="T5">println</text:span><text:span text:style-name="T4">(</text:span><text:span text:style-name="T9">"\nCaracteres inválidos"</text:span><text:span text:style-name="T4">);</text:span></text:p>
      <text:p text:style-name="P1"><text:span text:style-name="T2">     display</text:span><text:span text:style-name="T4">.</text:span><text:span text:style-name="T2">display</text:span><text:span text:style-name="T4">();</text:span></text:p>
      <text:p text:style-name="P1"><text:span text:style-name="T2">   </text:span><text:span text:style-name="T4">}</text:span></text:p>
      <text:p text:style-name="P1"><text:span text:style-name="T2"> </text:span><text:span text:style-name="T4">}</text:span></text:p>
      <text:p text:style-name="Standard"/>
      <text:p text:style-name="P1"><text:span text:style-name="T2"> </text:span><text:span text:style-name="T1">if</text:span><text:span text:style-name="T2"> </text:span><text:span text:style-name="T4">(</text:span><text:span text:style-name="T2">characterCount </text:span><text:span text:style-name="T4">==</text:span><text:span text:style-name="T2"> </text:span><text:span text:style-name="T6">8</text:span><text:span text:style-name="T4">)</text:span><text:span text:style-name="T2"> </text:span><text:span text:style-name="T4">{</text:span></text:p>
      <text:p text:style-name="P1"><text:span text:style-name="T2">   </text:span><text:span text:style-name="T1">if</text:span><text:span text:style-name="T2"> </text:span><text:span text:style-name="T4">(</text:span><text:span text:style-name="T2">userInput </text:span><text:span text:style-name="T4">==</text:span><text:span text:style-name="T2"> storedPassword</text:span><text:span text:style-name="T4">)</text:span><text:span text:style-name="T2"> </text:span><text:span text:style-name="T4">{</text:span></text:p>
      <text:p text:style-name="P1"><text:span text:style-name="T2">     display</text:span><text:span text:style-name="T4">.</text:span><text:span text:style-name="T5">println</text:span><text:span text:style-name="T4">(</text:span><text:span text:style-name="T9">"\n¡Contraseña correcta!"</text:span><text:span text:style-name="T4">);</text:span></text:p>
      <text:p text:style-name="P1"><text:span text:style-name="T2">     display</text:span><text:span text:style-name="T4">.</text:span><text:span text:style-name="T2">display</text:span><text:span text:style-name="T4">();</text:span></text:p>
      <text:p text:style-name="P1"><text:span text:style-name="T2">     display</text:span><text:span text:style-name="T4">.</text:span><text:span text:style-name="T2">clearDisplay</text:span><text:span text:style-name="T4">();</text:span></text:p>
      <text:p text:style-name="P1"><text:span text:style-name="T2">     </text:span>Serial<text:span text:style-name="T4">.</text:span><text:span text:style-name="T5">println</text:span><text:span text:style-name="T4">(</text:span><text:span text:style-name="T9">"\n¡Contraseña correcta!"</text:span><text:span text:style-name="T4">);</text:span></text:p>
      <text:p text:style-name="P1"><text:span text:style-name="T2">      </text:span><text:span text:style-name="T8">// Publicar mensaje MQTT de acceso concedido</text:span></text:p>
      <text:p text:style-name="P1"><text:span text:style-name="T2">     client</text:span><text:span text:style-name="T4">.</text:span><text:span text:style-name="T2">publish</text:span><text:span text:style-name="T4">(</text:span><text:span text:style-name="T2">MQTT_TOPIC</text:span><text:span text:style-name="T4">,</text:span><text:span text:style-name="T2"> </text:span><text:span text:style-name="T9">"Acceso Concedido"</text:span><text:span text:style-name="T4">);</text:span></text:p>
      <text:p text:style-name="P1"><text:span text:style-name="T2">   </text:span><text:span text:style-name="T4">}</text:span><text:span text:style-name="T2"> </text:span><text:span text:style-name="T1">else</text:span><text:span text:style-name="T2"> </text:span><text:span text:style-name="T4">{</text:span></text:p>
      <text:p text:style-name="P1"><text:span text:style-name="T2">    contador_fallos</text:span><text:span text:style-name="T4">++;</text:span></text:p>
      <text:p text:style-name="P1"><text:span text:style-name="T2">    </text:span><text:span text:style-name="T1">if</text:span><text:span text:style-name="T2"> </text:span><text:span text:style-name="T4">(</text:span><text:span text:style-name="T2">contador_fallos </text:span><text:span text:style-name="T4">&lt;=</text:span><text:span text:style-name="T2"> </text:span><text:span text:style-name="T6">3</text:span><text:span text:style-name="T4">){</text:span></text:p>
      <text:p text:style-name="P1"><text:span text:style-name="T2">     display</text:span><text:span text:style-name="T4">.</text:span><text:span text:style-name="T5">println</text:span><text:span text:style-name="T4">(</text:span><text:span text:style-name="T9">"\nContraseña incorrecta, intenta de nuevo"</text:span><text:span text:style-name="T4">);</text:span></text:p>
      <text:p text:style-name="P1"><text:span text:style-name="T2">     display</text:span><text:span text:style-name="T4">.</text:span><text:span text:style-name="T2">display</text:span><text:span text:style-name="T4">();</text:span></text:p>
      <text:p text:style-name="P1"><text:span text:style-name="T2">     </text:span>Serial<text:span text:style-name="T4">.</text:span><text:span text:style-name="T5">println</text:span><text:span text:style-name="T4">(</text:span><text:span text:style-name="T9">"\nContraseña incorrecta, intenta de nuevo"</text:span><text:span text:style-name="T4">);</text:span></text:p>
      <text:p text:style-name="P1"><text:span text:style-name="T2">     </text:span><text:span text:style-name="T5">delay</text:span><text:span text:style-name="T4">(</text:span><text:span text:style-name="T6">1500</text:span><text:span text:style-name="T4">);</text:span></text:p>
      <text:p text:style-name="P1"><text:span text:style-name="T2">     display</text:span><text:span text:style-name="T4">.</text:span><text:span text:style-name="T2">clearDisplay</text:span><text:span text:style-name="T4">();</text:span></text:p>
      <text:p text:style-name="P1"><text:soft-page-break/><text:span text:style-name="T2">     </text:span><text:span text:style-name="T8">// Publicar mensaje MQTT de acceso denegado</text:span></text:p>
      <text:p text:style-name="P1"><text:span text:style-name="T2">     client</text:span><text:span text:style-name="T4">.</text:span><text:span text:style-name="T2">publish</text:span><text:span text:style-name="T4">(</text:span><text:span text:style-name="T2">MQTT_TOPIC</text:span><text:span text:style-name="T4">,</text:span><text:span text:style-name="T2"> </text:span><text:span text:style-name="T9">"Acceso Denegado"</text:span><text:span text:style-name="T4">);</text:span></text:p>
      <text:p text:style-name="P1"><text:span text:style-name="T2">   </text:span><text:span text:style-name="T4">}</text:span></text:p>
      <text:p text:style-name="P1"><text:span text:style-name="T2">    </text:span><text:span text:style-name="T1">else</text:span><text:span text:style-name="T4">{</text:span></text:p>
      <text:p text:style-name="P1"><text:span text:style-name="T2">     display</text:span><text:span text:style-name="T4">.</text:span><text:span text:style-name="T5">println</text:span><text:span text:style-name="T4">(</text:span><text:span text:style-name="T9">"\n¡ALARMA!"</text:span><text:span text:style-name="T4">);</text:span></text:p>
      <text:p text:style-name="P1"><text:span text:style-name="T2">     display</text:span><text:span text:style-name="T4">.</text:span><text:span text:style-name="T2">display</text:span><text:span text:style-name="T4">();</text:span></text:p>
      <text:p text:style-name="P1"><text:span text:style-name="T2">     </text:span>Serial<text:span text:style-name="T4">.</text:span><text:span text:style-name="T5">println</text:span><text:span text:style-name="T4">(</text:span><text:span text:style-name="T9">"\nSe ha alcanzado el límite de fallos de contraseña"</text:span><text:span text:style-name="T4">);</text:span></text:p>
      <text:p text:style-name="P1"><text:span text:style-name="T2">     display</text:span><text:span text:style-name="T4">.</text:span><text:span text:style-name="T2">display</text:span><text:span text:style-name="T4">();</text:span></text:p>
      <text:p text:style-name="P1"><text:span text:style-name="T2">     </text:span><text:span text:style-name="T5">delay</text:span><text:span text:style-name="T4">(</text:span><text:span text:style-name="T6">500</text:span><text:span text:style-name="T4">);</text:span></text:p>
      <text:p text:style-name="P1"><text:span text:style-name="T2">     display</text:span><text:span text:style-name="T4">.</text:span><text:span text:style-name="T2">clearDisplay</text:span><text:span text:style-name="T4">();</text:span></text:p>
      <text:p text:style-name="P1"><text:span text:style-name="T2">     </text:span><text:span text:style-name="T8">// Publicar mensaje MQTT de acceso denegado</text:span></text:p>
      <text:p text:style-name="P1"><text:span text:style-name="T2">     client</text:span><text:span text:style-name="T4">.</text:span><text:span text:style-name="T2">publish</text:span><text:span text:style-name="T4">(</text:span><text:span text:style-name="T2">MQTT_TOPIC</text:span><text:span text:style-name="T4">,</text:span><text:span text:style-name="T2"> </text:span><text:span text:style-name="T9">"¡ALARMA!"</text:span><text:span text:style-name="T4">);</text:span></text:p>
      <text:p text:style-name="P1"><text:span text:style-name="T2">     client</text:span><text:span text:style-name="T4">.</text:span><text:span text:style-name="T2">publish</text:span><text:span text:style-name="T4">(</text:span><text:span text:style-name="T2">MQTT_TOPIC</text:span><text:span text:style-name="T4">,</text:span><text:span text:style-name="T2"> </text:span><text:span text:style-name="T9">"Se ha alcanzado el límite de fallos de contraseña"</text:span><text:span text:style-name="T4">);</text:span></text:p>
      <text:p text:style-name="P1"><text:span text:style-name="T2">    </text:span><text:span text:style-name="T4">}</text:span></text:p>
      <text:p text:style-name="P1"><text:span text:style-name="T2">   userInput </text:span><text:span text:style-name="T4">=</text:span><text:span text:style-name="T2"> </text:span><text:span text:style-name="T6">0</text:span><text:span text:style-name="T4">;</text:span><text:span text:style-name="T2"> </text:span><text:span text:style-name="T8">// Restablecer el valor de userInput para la próxima entrada</text:span></text:p>
      <text:p text:style-name="P1"><text:span text:style-name="T2">    characterCount </text:span><text:span text:style-name="T4">=</text:span><text:span text:style-name="T2"> </text:span><text:span text:style-name="T6">0</text:span><text:span text:style-name="T4">;</text:span><text:span text:style-name="T2"> </text:span><text:span text:style-name="T8">// Reiniciar el contador de caracteres</text:span></text:p>
      <text:p text:style-name="P1"><text:span text:style-name="T2">  </text:span><text:span text:style-name="T4">}</text:span></text:p>
      <text:p text:style-name="P3">}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7:02:47.204000000</meta:creation-date>
    <dc:date>2024-04-09T17:13:31.729000000</dc:date>
    <meta:editing-duration>PT10M49S</meta:editing-duration>
    <meta:editing-cycles>1</meta:editing-cycles>
    <meta:document-statistic meta:table-count="0" meta:image-count="0" meta:object-count="0" meta:page-count="4" meta:paragraph-count="159" meta:word-count="514" meta:character-count="4934" meta:non-whitespace-character-count="4226"/>
    <meta:generator>LibreOffice/24.2.2.2$Windows_X86_64 LibreOffice_project/d56cc158d8a96260b836f100ef4b4ef25d6f1a01</meta:generator>
  </office:meta>
</office:document-meta>
</file>